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rainfn</text:p>
          </table:table-cell>
          <table:table-cell table:style-name="ce1" office:value-type="string" calcext:value-type="string">
            <text:p>actfn1</text:p>
          </table:table-cell>
          <table:table-cell table:style-name="ce1" office:value-type="string" calcext:value-type="string">
            <text:p>actfn2</text:p>
          </table:table-cell>
          <table:table-cell table:style-name="ce1" office:value-type="string" calcext:value-type="string">
            <text:p>errfn</text:p>
          </table:table-cell>
          <table:table-cell table:style-name="ce1" office:value-type="string" calcext:value-type="string">
            <text:p>PerfTrain</text:p>
          </table:table-cell>
          <table:table-cell table:style-name="ce1" office:value-type="string" calcext:value-type="string">
            <text:p>PerfTest</text:p>
          </table:table-cell>
          <table:table-cell table:style-name="ce1" office:value-type="string" calcext:value-type="string">
            <text:p>PerfValidate</text:p>
          </table:table-cell>
          <table:table-cell table:style-name="ce1" office:value-type="string" calcext:value-type="string">
            <text:p>PerfTotal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Slno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93.75" calcext:value-type="float">
            <text:p>9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81.8181818181818" calcext:value-type="float">
            <text:p>81.818181818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93.75" calcext:value-type="float">
            <text:p>93.7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93.75" calcext:value-type="float">
            <text:p>9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40.9090909090909" calcext:value-type="float">
            <text:p>40.909090909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27.2727272727273" calcext:value-type="float">
            <text:p>27.27272727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27.2727272727273" calcext:value-type="float">
            <text:p>27.27272727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93.75" calcext:value-type="float">
            <text:p>9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86.3636363636364" calcext:value-type="float">
            <text:p>86.36363636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81.8181818181818" calcext:value-type="float">
            <text:p>81.818181818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93.75" calcext:value-type="float">
            <text:p>9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81.8181818181818" calcext:value-type="float">
            <text:p>81.818181818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81.8181818181818" calcext:value-type="float">
            <text:p>81.81818181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93.75" calcext:value-type="float">
            <text:p>9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7.2727272727273" calcext:value-type="float">
            <text:p>77.27272727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1.25" calcext:value-type="float">
            <text:p>81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68.1818181818182" calcext:value-type="float">
            <text:p>68.18181818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9.0909090909091" calcext:value-type="float">
            <text:p>59.090909090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log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66.6666666666667" calcext:value-type="float">
            <text:p>66.6666666667</text:p>
          </table:table-cell>
          <table:table-cell table:style-name="ce2" office:value-type="float" office:value="45.4545454545455" calcext:value-type="float">
            <text:p>45.454545454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number-columns-repeated="2"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purelin</text:p>
          </table:table-cell>
          <table:table-cell table:style-name="ce1" office:value-type="string" calcext:value-type="string">
            <text:p>crossentropy</text:p>
          </table:table-cell>
          <table:table-cell table:style-name="ce2" office:value-type="float" office:value="37.5" calcext:value-type="float">
            <text:p>37.5</text:p>
          </table:table-cell>
          <table:table-cell table:number-columns-repeated="2" table:style-name="ce2" office:value-type="float" office:value="33.3333333333333" calcext:value-type="float">
            <text:p>33.3333333333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ainbfg</text:p>
          </table:table-cell>
          <table:table-cell table:style-name="ce1" office:value-type="string" calcext:value-type="string">
            <text:p>logsig</text:p>
          </table:table-cell>
          <table:table-cell table:style-name="ce1" office:value-type="string" calcext:value-type="string">
            <text:p>tansig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22.7272727272727" calcext:value-type="float">
            <text:p>22.72727272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4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21:28:47.565807944</dc:date>
    <meta:document-statistic meta:table-count="3" meta:cell-count="2890" meta:object-count="0"/>
    <meta:generator>LibreOffice/4.2.8.2$Linux_X86_64 LibreOffice_project/420m0$Build-2</meta:generator>
  </office:meta>
</office:document-meta>
</file>